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CEC000009B1DBB261B62DB9ED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2.845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203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26pt" style:font-size-asian="26pt" style:font-size-complex="26pt"/>
    </style:style>
    <style:style style:name="T1" style:family="text">
      <style:text-properties fo:font-size="22pt" style:font-size-asian="22pt" style:font-size-complex="22pt"/>
    </style:style>
    <style:style style:name="T2"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font-size="32pt" style:font-size-asian="32pt" style:font-size-complex="32pt"/>
    </style:style>
    <style:style style:name="T5" style:family="text">
      <style:text-properties fo:color="#00381f" fo:font-size="32pt" fo:font-weight="bold" style:font-size-asian="32pt" style:font-weight-asian="bold" style:font-size-complex="32pt"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6pt" style:font-size-asian="26pt" style:font-size-complex="26pt"/>
    </style:style>
    <style:style style:name="T15" style:family="text">
      <style:text-properties fo:font-size="24pt" style:text-underline-style="none" style:font-size-asian="24pt" style:font-size-complex="24pt"/>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4pt" style:font-size-asian="24pt" style:font-size-complex="24pt"/>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size="26pt" style:text-underline-style="solid" style:text-underline-width="auto" style:text-underline-color="font-color" fo:font-weight="normal" style:font-size-asian="26pt" style:font-weight-asian="normal" style:font-size-complex="26pt" style:font-weight-complex="normal"/>
    </style:style>
    <style:style style:name="T22" style:family="text">
      <style:text-properties fo:font-size="20pt" style:font-size-asian="20pt" style:font-size-complex="20pt"/>
    </style:style>
    <style:style style:name="T23" style:family="text">
      <style:text-properties fo:font-size="24pt" fo:font-style="italic" style:font-size-asian="24pt" style:font-style-asian="italic" style:font-size-complex="24pt" style:font-style-complex="italic"/>
    </style:style>
    <style:style style:name="T24" style:family="text">
      <style:text-properties fo:font-size="24pt" fo:font-style="normal" style:font-size-asian="24pt" style:font-style-asian="normal" style:font-size-complex="24pt" style:font-style-complex="normal"/>
    </style:style>
    <style:style style:name="T25" style:family="text">
      <style:text-properties fo:font-size="20pt" fo:font-style="italic" style:font-size-asian="20pt" style:font-style-asian="italic" style:font-size-complex="20pt" style:font-style-complex="italic"/>
    </style:style>
    <style:style style:name="T26" style:family="text">
      <style:text-properties fo:font-size="20pt" fo:font-style="normal" style:font-size-asian="20pt" style:font-style-asian="normal" style:font-size-complex="20pt" style:font-style-complex="normal"/>
    </style:style>
    <style:style style:name="T27" style:family="text">
      <style:text-properties fo:font-size="24pt" fo:font-style="normal" fo:font-weight="bold" style:font-size-asian="24pt" style:font-style-asian="normal" style:font-weight-asian="bold" style:font-size-complex="24pt" style:font-style-complex="normal" style:font-weight-complex="bold"/>
    </style:style>
    <style:style style:name="T28" style:family="text">
      <style:text-properties fo:font-size="24pt" fo:font-style="normal" fo:font-weight="normal" style:font-size-asian="24pt" style:font-style-asian="normal" style:font-weight-asian="normal" style:font-size-complex="24pt" style:font-style-complex="normal" style:font-weight-complex="normal"/>
    </style:style>
    <style:style style:name="T29" style:family="text">
      <style:text-properties fo:color="#ed1c24" fo:font-weight="bold" style:font-weight-asian="bold" style:font-weight-complex="bold"/>
    </style:style>
    <style:style style:name="T30" style:family="text">
      <style:text-properties fo:color="#006d6f" fo:font-weight="bold" style:font-weight-asian="bold" style:font-weight-complex="bold"/>
    </style:style>
    <style:style style:name="T31" style:family="text">
      <style:text-properties fo:color="#006d6f" fo:font-style="italic" fo:font-weight="bold" style:font-style-asian="italic" style:font-weight-asian="bold" style:font-style-complex="italic" style:font-weight-complex="bold"/>
    </style:style>
    <style:style style:name="T32" style:family="text">
      <style:text-properties fo:color="#006c3b" fo:font-weight="bold" style:font-weight-asian="bold" style:font-weight-complex="bold"/>
    </style:style>
    <style:style style:name="T33" style:family="text">
      <style:text-properties style:use-window-font-color="true" style:text-outline="false" style:text-line-through-style="none" style:text-line-through-type="none" style:font-name="Liberation Sans" fo:font-size="28pt"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34" style:family="text">
      <style:text-properties fo:font-size="28pt" fo:font-weight="bold" style:font-size-asian="28pt" style:font-weight-asian="bold" style:font-size-complex="28pt" style:font-weight-complex="bold"/>
    </style:style>
    <style:style style:name="T35" style:family="text">
      <style:text-properties style:text-underline-style="non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845cm" svg:x="1.4cm" svg:y="1.178cm" presentation:class="title" presentation:user-transformed="true">
          <draw:text-box>
            <text:p>Projet Annuaire Producteurs BIO de la région de Castillon.</text:p>
          </draw:text-box>
        </draw:frame>
        <draw:frame presentation:style-name="pr2" draw:text-style-name="P1" draw:layer="layout" svg:width="25.2cm" svg:height="12.179cm" svg:x="1.4cm" svg:y="5cm" presentation:class="subtitle" presentation:user-transformed="true">
          <draw:text-box>
            <text:p>Réunion de travail du Mardi, le 9 juin 2020 à Castillon-la-Bataille.</text:p>
            <text:p/>
            <text:p><text:span text:style-name="T1">Ce document est disponible ici : http://82.65.74.33/qualification/présentations/</text:span></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Déroulement </text:p>
          </draw:text-box>
        </draw:frame>
        <draw:frame presentation:style-name="pr5" draw:layer="layout" svg:width="25.2cm" svg:height="12.179cm" svg:x="1.4cm" svg:y="5cm" presentation:class="outline">
          <draw:text-box>
            <text:list text:style-name="L2">
              <text:list-item>
                <text:p>1 - PPT présentation des jalons, objectifs et philosophie du projet. 80%</text:p>
              </text:list-item>
              <text:list-item>
                <text:p><text:span text:style-name="T2">2 - </text:span>annuairedesproducteurs.fr et Agence MD : ce qu’ils en disent. 8%</text:p>
              </text:list-item>
              <text:list-item>
                <text:p><text:span text:style-name="T2">3 - </text:span>Bonnes et moins bonnes choses des annuaires favoris trouvés. Garder le positif de chaque exemple. 6%</text:p>
              </text:list-item>
              <text:list-item>
                <text:p>4 - Questions aux producteurs de CET (vendredi 5 juin), Marion, Alex, Bruno, David. Ce qu’ils en disent. 6%</text:p>
              </text:list-item>
            </text:list>
          </draw:text-box>
        </draw:frame>
        <presentation:notes draw:style-name="dp2">
          <draw:page-thumbnail draw:style-name="gr1" draw:layer="layout" svg:width="12.75cm" svg:height="9.56cm" svg:x="4.125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2" draw:layer="layout" svg:width="20cm" svg:height="2cm" svg:x="1.4cm" svg:y="1.6cm" presentation:class="title" presentation:user-transformed="true">
          <draw:text-box>
            <text:p><text:span text:style-name="T3">1 jalons, objectifs et philosophie du projet.</text:span></text:p>
          </draw:text-box>
        </draw:frame>
        <draw:frame presentation:style-name="pr5" draw:text-style-name="P3" draw:layer="layout" svg:width="25.2cm" svg:height="12.179cm" svg:x="1.4cm" svg:y="5cm" presentation:class="outline" presentation:user-transformed="true">
          <draw:text-box>
            <text:list text:style-name="L2">
              <text:list-header>
                <text:p text:style-name="P3"/>
                <text:p text:style-name="P3"/>
                <text:p text:style-name="P3"/>
                <text:p text:style-name="P3">1 - PPT présentation des jalons, objectifs et philosophie du projet.</text:p>
              </text:list-header>
            </text:list>
          </draw:text-box>
        </draw:frame>
        <presentation:notes draw:style-name="dp2">
          <draw:page-thumbnail draw:style-name="gr1" draw:layer="layout" svg:width="12.75cm" svg:height="9.56cm" svg:x="4.125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presentation:user-transformed="true">
          <draw:text-box>
            <text:p>Objectif Numéro Uno !</text:p>
          </draw:text-box>
        </draw:frame>
        <draw:frame presentation:style-name="pr5" draw:layer="layout" svg:width="25.2cm" svg:height="12.179cm" svg:x="1.4cm" svg:y="5cm" presentation:class="outline" presentation:user-transformed="true">
          <draw:text-box>
            <text:list text:style-name="L2">
              <text:list-header>
                <text:p><text:span text:style-name="T4"/></text:p>
              </text:list-header>
              <text:list-item>
                <text:p><text:span text:style-name="T5">Améliorer les liens (ou circuits) entre les Producteurs, les circuits de distribution et les consomateurs.</text:span><text:span text:style-name="T4"> </text:span></text:p>
                <text:p/>
                <text:p text:style-name="P4"><text:span text:style-name="T4">Pourquoi, pour qui… Qui ou quelles personnes ont besoin de nous ?</text:span></text:p>
              </text:list-item>
            </text:list>
          </draw:text-box>
        </draw:frame>
        <presentation:notes draw:style-name="dp2">
          <draw:page-thumbnail draw:style-name="gr1" draw:layer="layout" svg:width="12.75cm" svg:height="9.56cm" svg:x="4.125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presentation:user-transformed="true">
          <draw:text-box>
            <text:p>A l’aide Producteurs !</text:p>
          </draw:text-box>
        </draw:frame>
        <draw:frame presentation:style-name="pr5" draw:text-style-name="P4" draw:layer="layout" svg:width="25.2cm" svg:height="12.179cm" svg:x="1.4cm" svg:y="5cm" presentation:class="outline" presentation:user-transformed="true">
          <draw:text-box>
            <text:list text:style-name="L2">
              <text:list-header>
                <text:p><text:span text:style-name="T6">“</text:span><text:span text:style-name="T6">Pourquoi demander leurs aide ? Je sait comment les aider !”</text:span></text:p>
                <text:p>… Et bien non. Minute Papillon !</text:p>
                <text:p>Il nous faut sonder et quantifier les <text:span text:style-name="T7">problèmatiques </text:span><text:span text:style-name="T8">et</text:span> <text:span text:style-name="T7">besoins </text:span><text:span text:style-name="T8">qu’ont les Producteurs. Mais aussi </text:span><text:span text:style-name="T9">écouter</text:span><text:span text:style-name="T8"> leurs </text:span><text:span text:style-name="T7">idées </text:span><text:span text:style-name="T8">et</text:span> <text:span text:style-name="T7">solutions</text:span><text:span text:style-name="T8">.</text:span></text:p>
                <text:p><text:span text:style-name="T8"/></text:p>
                <text:p><text:span text:style-name="T8">Pourquoi ? </text:span><text:span text:style-name="T7">Les Producteurs sont au centre de ce projet.</text:span></text:p>
                <text:p><text:span text:style-name="T8">...Une mauvaise solution, même partiellement utile leurs sera inutile.</text:span></text:p>
                <text:p><text:span text:style-name="T10">Les Agriculteurs ont déjà trop à faire. Ils non pas le temps pour apprendre la technologie numérique. Leurs proposer un outil innadapté va leurs faire perdre du temps.</text:span></text:p>
                <text:p><text:span text:style-name="T11">Il faut impliquer </text:span><text:span text:style-name="T12">tous</text:span><text:span text:style-name="T11"> les acteurs pour garantir un changement. Et encore…</text:span></text:p>
                <text:p text:style-name="P3"><text:span text:style-name="T13">Cibler le BIO, le BIO et autres ? Le vin et autres activités ? </text:span></text:p>
                <text:p/>
                <text:p/>
              </text:list-header>
            </text:list>
          </draw:text-box>
        </draw:frame>
        <presentation:notes draw:style-name="dp2">
          <draw:page-thumbnail draw:style-name="gr1" draw:layer="layout" svg:width="12.75cm" svg:height="9.56cm" svg:x="4.125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text-style-name="P2" draw:layer="layout" svg:width="20cm" svg:height="2cm" svg:x="1.4cm" svg:y="1.6cm" presentation:class="title" presentation:user-transformed="true">
          <draw:text-box>
            <text:p><text:span text:style-name="T3">Comment comprendre les Producteurs ?</text:span></text:p>
          </draw:text-box>
        </draw:frame>
        <draw:frame presentation:style-name="pr5" draw:text-style-name="P5" draw:layer="layout" svg:width="25.2cm" svg:height="12.179cm" svg:x="1.4cm" svg:y="5cm" presentation:class="outline">
          <draw:text-box>
            <text:list text:style-name="L2">
              <text:list-header>
                <text:p><text:span text:style-name="T14">Questionner les Producteurs pour comprendre leurs besoin et pouvoir ensuite créer un projet qui répond à ces besoins.</text:span></text:p>
                <text:p><text:span text:style-name="T15">Utiliser un questionnaire :</text:span></text:p>
                <text:list>
                  <text:list-item>
                    <text:p><text:span text:style-name="T16">De niveau PRO </text:span><text:span text:style-name="T17">/!\ </text:span><text:span text:style-name="T16">ceci n’est pas un sondage consomateurs <text:s/></text:span><text:span text:style-name="T17">/!\</text:span></text:p>
                  </text:list-item>
                  <text:list-item>
                    <text:p><text:span text:style-name="T16">Qui couvre les questions liées à </text:span><text:span text:style-name="T17">la Ferme</text:span><text:span text:style-name="T16">, </text:span><text:span text:style-name="T17">Activités</text:span><text:span text:style-name="T10">,</text:span><text:span text:style-name="T16"> </text:span><text:span text:style-name="T17">Produits</text:span><text:span text:style-name="T16">, </text:span><text:span text:style-name="T17">Lieux de distribution</text:span><text:span text:style-name="T10">...</text:span></text:p>
                  </text:list-item>
                  <text:list-item>
                    <text:p><text:span text:style-name="T17">… </text:span><text:span text:style-name="T10">mais pas que : ne pas oublier leurs </text:span><text:span text:style-name="T17">difficultés</text:span><text:span text:style-name="T10">, </text:span><text:span text:style-name="T17">problématiques</text:span><text:span text:style-name="T10">, </text:span><text:span text:style-name="T17">idées</text:span><text:span text:style-name="T10"> pour un futur meilleur.</text:span></text:p>
                  </text:list-item>
                  <text:list-item>
                    <text:p><text:span text:style-name="T10">Qui revient vers la personne questionnée avec du concret : partager les besoins et problématiques mis en lumière par le questionnaire. Partager les solutions.</text:span></text:p>
                  </text:list-item>
                  <text:list-item>
                    <text:p><text:span text:style-name="T18">Qui génère des réponses consultables et permet de croiser facilement les données receuillis : DU FACTUEL !</text:span></text:p>
                  </text:list-item>
                </text:list>
                <text:p><text:span text:style-name="T14"/></text:p>
              </text:list-header>
            </text:list>
          </draw:text-box>
        </draw:frame>
        <presentation:notes draw:style-name="dp2">
          <draw:page-thumbnail draw:style-name="gr1" draw:layer="layout" svg:width="12.75cm" svg:height="9.56cm" svg:x="4.125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presentation:user-transformed="true">
          <draw:text-box>
            <text:p>Les objectifs du questionnaire</text:p>
          </draw:text-box>
        </draw:frame>
        <draw:frame presentation:style-name="pr5" draw:layer="layout" svg:width="25.2cm" svg:height="12.179cm" svg:x="1.4cm" svg:y="5cm" presentation:class="outline">
          <draw:text-box>
            <text:list text:style-name="L2">
              <text:list-item>
                <text:p><text:span text:style-name="T19">Récolter des données exploitables.</text:span></text:p>
              </text:list-item>
              <text:list-item>
                <text:p>Une <text:span text:style-name="T6">Rencontre du troisième type</text:span> ! Un<text:span text:style-name="T6"> Premier Contact</text:span> avec eux…</text:p>
              </text:list-item>
              <text:list-item>
                <text:p>Etablir et deffinir le ou les projet(s) à lancer dans un second temps. <text:span text:style-name="T16">Si 90% des Producteurs BIO de la région on besoin d’un outil informatique, nous saurons lequel et </text:span><text:span text:style-name="T17">pourquoi</text:span><text:span text:style-name="T16">.</text:span></text:p>
                <text:p><text:span text:style-name="T1">Mais aussi…</text:span></text:p>
              </text:list-item>
              <text:list-item>
                <text:p><text:span text:style-name="T14">Pouvoir justifier une orientation projet auprès de la Région qui finance, des détracteurs, ou des indécis. </text:span><text:span text:style-name="T13">Nous aurons du factuel</text:span><text:span text:style-name="T20">.</text:span></text:p>
              </text:list-item>
              <text:list-item>
                <text:p><text:span text:style-name="T13">Utiliser les données receuillis dans les phases post-questionnaire. </text:span><text:span text:style-name="T20">/!\ à la confidentialité – </text:span><text:span text:style-name="T21">accords producteurs.</text:span></text:p>
              </text:list-item>
            </text:list>
          </draw:text-box>
        </draw:frame>
        <presentation:notes draw:style-name="dp2">
          <draw:page-thumbnail draw:style-name="gr1" draw:layer="layout" svg:width="12.75cm" svg:height="9.56cm" svg:x="4.125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845cm" svg:x="1.4cm" svg:y="1.178cm" presentation:class="title" presentation:user-transformed="true">
          <draw:text-box>
            <text:p>Phase 1 : le 19/05 nous avons prévu de...</text:p>
          </draw:text-box>
        </draw:frame>
        <draw:frame presentation:style-name="pr5" draw:layer="layout" svg:width="25.2cm" svg:height="12.179cm" svg:x="1.4cm" svg:y="5cm" presentation:class="outline">
          <draw:text-box>
            <text:list text:style-name="L2">
              <text:list-item>
                <text:p><text:span text:style-name="T19">Développer un questionnaire numérique pour :</text:span></text:p>
                <text:list>
                  <text:list-item>
                    <text:p><text:span text:style-name="T22">Perdre du temps au départ. </text:span><text:span text:style-name="T18">Mais en gagner sur le terrain !</text:span><text:span text:style-name="T22"> Traitement et organisation des données.</text:span></text:p>
                  </text:list-item>
                </text:list>
              </text:list-item>
              <text:list-item>
                <text:p><text:span text:style-name="T19">Phase “</text:span><text:span text:style-name="T23">sur le terrain </text:span><text:span text:style-name="T24">!” avec Céline, Thomas et qui souhaite nous aider (membres de CET, ou non membres souhaitant simplement aider).</text:span></text:p>
              </text:list-item>
              <text:list-item>
                <text:p><text:span text:style-name="T19">Analyser les données (</text:span><text:span text:style-name="T12">clarifier</text:span><text:span text:style-name="T19"> les besoins et donc nos objectifs) et le faire au fil de l’eau : </text:span></text:p>
                <text:list>
                  <text:list-item>
                    <text:p><text:span text:style-name="T22">Pas besoin d’attendre la fin de la phase</text:span><text:span text:style-name="T25"> Récolte sur le</text:span><text:span text:style-name="T22"> </text:span><text:span text:style-name="T25">Terrain </text:span><text:span text:style-name="T26">: analyser les données par vagues.</text:span></text:p>
                  </text:list-item>
                </text:list>
              </text:list-item>
              <text:list-item>
                <text:p><text:span text:style-name="T24">Cloturer la phase Terrain et </text:span><text:span text:style-name="T27">faire parler les données </text:span><text:span text:style-name="T28">receuillis.</text:span></text:p>
              </text:list-item>
              <text:list-item>
                <text:p><text:span text:style-name="T28">Communiquer à qui souhaite écouter.</text:span></text:p>
              </text:list-item>
              <text:list-item>
                <text:p><text:span text:style-name="T28">… </text:span><text:span text:style-name="T28">Lancer la conception de la phase suivante.</text:span></text:p>
              </text:list-item>
            </text:list>
          </draw:text-box>
        </draw:frame>
        <presentation:notes draw:style-name="dp2">
          <draw:page-thumbnail draw:style-name="gr1" draw:layer="layout" svg:width="12.75cm" svg:height="9.56cm" svg:x="4.125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presentation:user-transformed="true">
          <draw:text-box>
            <text:p>Quelle phase suivante ?</text:p>
          </draw:text-box>
        </draw:frame>
        <draw:frame presentation:style-name="pr5" draw:layer="layout" svg:width="25.2cm" svg:height="12.179cm" svg:x="0.962cm" svg:y="5.093cm" presentation:class="outline" presentation:user-transformed="true">
          <draw:text-box>
            <text:list text:style-name="L2">
              <text:list-item>
                <text:p>Répondre aux besoins des Producteurs via la conception fonctionnelle et technique d’un annuaire (<text:span text:style-name="T7">mais pas que</text:span><text:span text:style-name="T8">).</text:span></text:p>
                <text:list>
                  <text:list-item>
                    <text:p><text:span text:style-name="T1">Un annuaire semble être un bon objectif mais laisson le temps au questionnaire de ce faire. Nous aurons certainement des surprises.</text:span></text:p>
                  </text:list-item>
                </text:list>
              </text:list-item>
              <text:list-item>
                <text:p>Lancer les questionnaires Consomateurs/Lieux en parralèle de nos avancés.</text:p>
                <text:p text:style-name="P3"/>
                <text:p text:style-name="P3"><text:span text:style-name="T7">Toujours avoir en tête les objectifs globaux. </text:span></text:p>
                <text:p text:style-name="P3"><text:span text:style-name="T9">Voir “Objectif Numéro Uno”</text:span><text:span text:style-name="T7">.</text:span></text:p>
                <text:p/>
              </text:list-item>
            </text:list>
          </draw:text-box>
        </draw:frame>
        <presentation:notes draw:style-name="dp2">
          <draw:page-thumbnail draw:style-name="gr1" draw:layer="layout" svg:width="12.75cm" svg:height="9.56cm" svg:x="4.125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presentation:user-transformed="true">
          <draw:text-box>
            <text:p>Etat des lieux – à ce jour après 30j</text:p>
          </draw:text-box>
        </draw:frame>
        <draw:frame presentation:style-name="pr5" draw:layer="layout" svg:width="25.2cm" svg:height="12.179cm" svg:x="1.4cm" svg:y="5cm" presentation:class="outline">
          <draw:text-box>
            <text:list text:style-name="L2">
              <text:list-header>
                <text:p text:style-name="P3">Ou en sommes nous ? Ou allons nous ?</text:p>
              </text:list-header>
              <text:list-item>
                <text:p>Objectifs/solutions à long terme : <text:span text:style-name="T29">en attente fin phase questionnaire.</text:span></text:p>
              </text:list-item>
              <text:list-item>
                <text:p>Un questionnaire Producteurs opérationnel sur le terrain : <text:span text:style-name="T30">fait à 80% - reste à finaliser : BDD, champs de saisies problématiques, pages additionelles </text:span><text:span text:style-name="T31">Difficultés, Résilience, Solidarité</text:span><text:span text:style-name="T30">. </text:span></text:p>
              </text:list-item>
              <text:list-item>
                <text:p>Etat opérationnel pour démarrer sur le terrain avec les producteurs : <text:span text:style-name="T29">19 juin validation, si ok &gt;&gt; 22 juin démarrage en phase Terrain.</text:span></text:p>
                <text:p><text:span text:style-name="T32">Détail RAF voir http://82.65.74.33/qualification/qualification_V0.ods</text:span></text:p>
              </text:list-item>
            </text:list>
          </draw:text-box>
        </draw:frame>
        <presentation:notes draw:style-name="dp2">
          <draw:page-thumbnail draw:style-name="gr1" draw:layer="layout" svg:width="12.75cm" svg:height="9.56cm" svg:x="4.125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text-style-name="P2" draw:layer="layout" svg:width="20cm" svg:height="2cm" svg:x="1.4cm" svg:y="1.599cm" presentation:class="title" presentation:user-transformed="true">
          <draw:text-box>
            <text:p><text:span text:style-name="T33">2 - annuairedesproducteurs.fr et Agence MD</text:span></text:p>
          </draw:text-box>
        </draw:frame>
        <draw:frame presentation:style-name="pr5" draw:layer="layout" svg:width="25.2cm" svg:height="12.179cm" svg:x="1.4cm" svg:y="5cm" presentation:class="outline">
          <draw:text-box>
            <text:list text:style-name="L2">
              <text:list-header>
                <text:p text:style-name="P3"/>
                <text:p text:style-name="P3"/>
                <text:p text:style-name="P3"/>
                <text:p text:style-name="P3"><text:span text:style-name="T2">2 - annuairedesproducteurs.fr et Agence MD : ce qu’ils en disent.</text:span></text:p>
              </text:list-header>
            </text:list>
          </draw:text-box>
        </draw:frame>
        <presentation:notes draw:style-name="dp2">
          <draw:page-thumbnail draw:style-name="gr1" draw:layer="layout" svg:width="12.75cm" svg:height="9.56cm" svg:x="4.125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text-style-name="P2" draw:layer="layout" svg:width="20cm" svg:height="2cm" svg:x="1.4cm" svg:y="1.6cm" presentation:class="title" presentation:user-transformed="true">
          <draw:text-box>
            <text:p><text:span text:style-name="T3">Les conseils et problématiques d’Agence MD</text:span></text:p>
          </draw:text-box>
        </draw:frame>
        <draw:frame presentation:style-name="pr5" draw:layer="layout" svg:width="25.2cm" svg:height="12.179cm" svg:x="1.4cm" svg:y="5cm" presentation:class="outline" presentation:user-transformed="true">
          <draw:text-box>
            <text:list text:style-name="L2">
              <text:list-item>
                <text:p>le site n'est pas open source. Nous pouvons bien sur utiliser leurs annuaire si souhaité.</text:p>
              </text:list-item>
              <text:list-item>
                <text:p>Agence MD fait du B2B et big data, leurs projet annuairedesproducteurs.fr est une vitrine pour ensuite démarcher de gros clients (Audi, Volkswagen, ect). Le site reste cependant opérationnel (ils continuent sur ce projet mais rien ne garantit que le site restera opérationnel à long terme).</text:p>
              </text:list-item>
              <text:list-item>
                <text:p>Le périmètre n'est pas accés sur le bio (de leurs point de vu, je cite, BIO = vaste fumisterie).</text:p>
              </text:list-item>
              <text:list-item>
                <text:p>L'équipe d'informaticiens d'Agence MD à développé ce site pendant le confinement dans un but expérimental. Hors confinement, Agence MD fait du Buisness 2 Buisness (big data orienté retail, grande distribution, industrie auto). Ce sont des experts data.</text:p>
                <text:p/>
                <text:p><text:s text:c="3"/></text:p>
                <text:p/>
                <text:p/>
              </text:list-item>
            </text:list>
          </draw:text-box>
        </draw:frame>
        <presentation:notes draw:style-name="dp2">
          <draw:page-thumbnail draw:style-name="gr1" draw:layer="layout" svg:width="12.75cm" svg:height="9.56cm" svg:x="4.125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text:span text:style-name="T3">Les conseils et problématiques d’Agence MD</text:span></text:p>
          </draw:text-box>
        </draw:frame>
        <draw:frame presentation:style-name="pr5" draw:layer="layout" svg:width="25.2cm" svg:height="12.179cm" svg:x="1.4cm" svg:y="5cm" presentation:class="outline">
          <draw:text-box>
            <text:list text:style-name="L2">
              <text:list-item>
                <text:p>Le patron de Agence MD nous propose d'exprimer nos besoins détaillés via mail. Il consultera ces besoins et reviendra vers nous pour donner suite ou non.</text:p>
              </text:list-item>
              <text:list-item>
                <text:p>Le patron est très ouvert et non avare de conseils : </text:p>
                <text:list>
                  <text:list-item>
                    <text:p>Problématiques : 1- l'efficacité de ce projet repose sur l'utilisation. Un annuaire vide est voué à l'échec. Une campagne de com / marketing est indispensable pour attirer les producteurs mais surtout les consomateurs. 2- Des bases de données d'exploitations agricoles existent (gouvernementales ou MSA), ces bases sont consultables gratuitement mais légalement, le producteur doit démarcher lui même et s'inscrire sur l'annuaire (non automatisable avec du code). 3- les producteurs sont très méfiants et ils ont peurs d'exposer leurs données, surtout avec une entreprise de Buisness-de-la-donnée. 4- Les produits posent problème car les listes proposées restent incomplètes - beaucoups de producteurs ne trouvent pas leurs produit et ils (les producteurs) sont mécontent de ce fait. </text:p>
                  </text:list-item>
                </text:list>
              </text:list-item>
            </text:list>
          </draw:text-box>
        </draw:frame>
        <presentation:notes draw:style-name="dp2">
          <draw:page-thumbnail draw:style-name="gr1" draw:layer="layout" svg:width="12.75cm" svg:height="9.56cm" svg:x="4.125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presentation:user-transformed="true">
          <draw:text-box>
            <text:list text:style-name="L2">
              <text:list-item>
                <text:p>Leurs problématique et conseil :</text:p>
                <text:list>
                  <text:list-item>
                    <text:p><text:s text:c="4"/>communiquer et démarcher via campagne de com (pour les producteurs) marketing (pour les consomateurs). Cela passe par les réseaux sociaux (facebook, instagram) et le succés d'un annuaire en dépend.</text:p>
                  </text:list-item>
                  <text:list-item>
                    <text:p><text:s text:c="4"/>Détailler les produits est indispensable car c'est la seule info que les consomateurs veulent : un bon annuaire rentre dans le détail et donne des informations précises aux consomateurs (des informations floues vont laisser le doute planner dans la tête des consomateurs : point de vigilence à ce sujet).</text:p>
                  </text:list-item>
                </text:list>
                <text:p/>
                <text:p/>
              </text:list-item>
            </text:list>
          </draw:text-box>
        </draw:frame>
        <presentation:notes draw:style-name="dp2">
          <draw:page-thumbnail draw:style-name="gr1" draw:layer="layout" svg:width="12.75cm" svg:height="9.56cm" svg:x="4.125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7" draw:text-style-name="P2" draw:layer="layout" svg:width="20cm" svg:height="2.203cm" svg:x="1.4cm" svg:y="1.498cm" presentation:class="title" presentation:user-transformed="true">
          <draw:text-box>
            <text:p><text:span text:style-name="T33">3 - </text:span><text:span text:style-name="T3">Bonnes et moins bonnes choses des annuaires favoris</text:span></text:p>
          </draw:text-box>
        </draw:frame>
        <draw:frame presentation:style-name="pr5" draw:layer="layout" svg:width="25.2cm" svg:height="12.179cm" svg:x="1.4cm" svg:y="5cm" presentation:class="outline" presentation:user-transformed="true">
          <draw:text-box>
            <text:list text:style-name="L2">
              <text:list-header>
                <text:p><text:span text:style-name="T2"/></text:p>
                <text:p><text:span text:style-name="T2"/></text:p>
                <text:p><text:span text:style-name="T2">3 - Bonnes et moins bonnes choses des annuaires favoris trouvés. Garder le positif de chaque exemple.</text:span></text:p>
                <text:list>
                  <text:list-item>
                    <text:p><text:span text:style-name="T2"><text:a xlink:href="https://annuairedesproducteurs.fr/" xlink:type="simple">https://annuairedesproducteurs.fr/</text:a></text:span></text:p>
                  </text:list-item>
                  <text:list-item>
                    <text:p><text:span text:style-name="T2">https://manger-ecolocal.fr/</text:span></text:p>
                  </text:list-item>
                </text:list>
              </text:list-header>
            </text:list>
          </draw:text-box>
        </draw:frame>
        <presentation:notes draw:style-name="dp2">
          <draw:page-thumbnail draw:style-name="gr1" draw:layer="layout" svg:width="12.75cm" svg:height="9.56cm" svg:x="4.125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presentation:user-transformed="true">
          <draw:text-box>
            <text:p>https://annuairedesproducteurs.fr/</text:p>
          </draw:text-box>
        </draw:frame>
        <draw:frame presentation:style-name="pr5" draw:layer="layout" svg:width="25.2cm" svg:height="12.179cm" svg:x="1.4cm" svg:y="5cm" presentation:class="outline" presentation:user-transformed="true">
          <draw:text-box>
            <text:list text:style-name="L2">
              <text:list-header>
                <text:p>+ Desing très attractif.</text:p>
                <text:p>- Contenu pauvre : page producteur vide.</text:p>
                <text:p>+ Système moderne de choix des produits.</text:p>
                <text:p>- Peu de produits proposés. Cela reste superficiel.</text:p>
                <text:p>- Perspectives commercials B2B – en accord avec vos attentes ? </text:p>
                <text:p>- Sources propriétaires.</text:p>
                <text:p>- Projet fermé et privée.</text:p>
                <text:p>- Questionnaire superficiel : résultats limités.</text:p>
              </text:list-header>
            </text:list>
          </draw:text-box>
        </draw:frame>
        <presentation:notes draw:style-name="dp2">
          <draw:page-thumbnail draw:style-name="gr1" draw:layer="layout" svg:width="12.75cm" svg:height="9.56cm" svg:x="4.125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presentation:user-transformed="true">
          <draw:text-box>
            <text:p><text:span text:style-name="T2">https://manger-ecolocal.fr/</text:span></text:p>
          </draw:text-box>
        </draw:frame>
        <draw:frame presentation:style-name="pr5" draw:layer="layout" svg:width="25.2cm" svg:height="12.179cm" svg:x="1.4cm" svg:y="5cm" presentation:class="outline">
          <draw:text-box>
            <text:list text:style-name="L2">
              <text:list-item>
                <text:p>Déjà évoqué. Réponse de CET suite à proposition d’utiliser ce site existant : pas assé complet. </text:p>
              </text:list-item>
              <text:list-item>
                <text:p>Très “en surface” et incomplet (...pas assé complet). </text:p>
              </text:list-item>
            </text:list>
          </draw:text-box>
        </draw:frame>
        <presentation:notes draw:style-name="dp2">
          <draw:page-thumbnail draw:style-name="gr1" draw:layer="layout" svg:width="12.75cm" svg:height="9.56cm" svg:x="4.125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7" draw:text-style-name="P2" draw:layer="layout" svg:width="20cm" svg:height="2.203cm" svg:x="1.4cm" svg:y="1.499cm" presentation:class="title" presentation:user-transformed="true">
          <draw:text-box>
            <text:p><text:span text:style-name="T3">4 - Marion, Alex, Bruno, David. Ce qu’ils en disent.</text:span></text:p>
          </draw:text-box>
        </draw:frame>
        <draw:frame presentation:style-name="pr5" draw:layer="layout" svg:width="25.2cm" svg:height="12.179cm" svg:x="1.4cm" svg:y="5cm" presentation:class="outline">
          <draw:text-box>
            <text:list text:style-name="L2">
              <text:list-header>
                <text:p/>
                <text:p/>
                <text:p/>
                <text:p text:style-name="P3">4 - Questions aux producteurs de CET (vendredi 5 juin), Marion, Alex, Bruno, David. Ce qu’ils en disent.</text:p>
              </text:list-header>
            </text:list>
          </draw:text-box>
        </draw:frame>
        <presentation:notes draw:style-name="dp2">
          <draw:page-thumbnail draw:style-name="gr1" draw:layer="layout" svg:width="12.75cm" svg:height="9.56cm" svg:x="4.125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7" draw:layer="layout" svg:width="20cm" svg:height="2.203cm" svg:x="1.4cm" svg:y="1.499cm" presentation:class="title" presentation:user-transformed="true">
          <draw:text-box>
            <text:p><text:span text:style-name="T3">Marion, Alex, Bruno, David. Ce qu’ils en disent.</text:span></text:p>
          </draw:text-box>
        </draw:frame>
        <draw:frame presentation:style-name="pr5" draw:layer="layout" svg:width="25.2cm" svg:height="12.179cm" svg:x="1.4cm" svg:y="5cm" presentation:class="outline">
          <draw:text-box>
            <text:list text:style-name="L2">
              <text:list-item>
                <text:p><text:span text:style-name="T13">Alex</text:span> (fruits/vergers principalement. Production de sorbets, marchés bio) - problématique principale : <text:span text:style-name="T7">toucher plus de consomateurs/clients</text:span> (il vend beaucoup aux restaurateurs). <text:span text:style-name="T7">Avoir plus de poids sur ses prix</text:span>. <text:span text:style-name="T7">Alerter les consomateurs sur la réalité du monde agricole.</text:span></text:p>
              </text:list-item>
              <text:list-item>
                <text:p><text:span text:style-name="T7">David</text:span> : Beaucoup beaucoup trop de travail. <text:span text:style-name="T9">Parfois non salarié.</text:span> <text:span text:style-name="T7">Un site d'entraide et de fédération des producteurs.</text:span></text:p>
              </text:list-item>
              <text:list-item>
                <text:p><text:span text:style-name="T7">Marion</text:span> : éviter les <text:span text:style-name="T7">fluctuations offre/demande</text:span>. Parfois trop de production à vendre, parfois pas assé quand la demande grimpe.<text:span text:style-name="T7"> Entraide et fédération des producteurs</text:span> pour ne pas se "marcher dessus" (ne pas vendre les même produits que le collègue et en même temps). <text:span text:style-name="T7">Une clientèle plus stable aide à produire de manière stable.</text:span></text:p>
              </text:list-item>
              <text:list-item>
                <text:p>Bruno : Bruno ne rencontre pas les mêmes problèmes dans son activité de Boulanger artisanal. Il vend bien, <text:span text:style-name="T7">la demande est stable - il peux voir venir</text:span><text:span text:style-name="T8">. </text:span></text:p>
              </text:list-item>
            </text:list>
          </draw:text-box>
        </draw:frame>
        <presentation:notes draw:style-name="dp2">
          <draw:page-thumbnail draw:style-name="gr1" draw:layer="layout" svg:width="12.75cm" svg:height="9.56cm" svg:x="4.125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7" draw:layer="layout" svg:width="20cm" svg:height="2.203cm" svg:x="1.4cm" svg:y="1.499cm" presentation:class="title" presentation:user-transformed="true">
          <draw:text-box>
            <text:p><text:span text:style-name="T3">Marion, Alex, Bruno, David. Ce qu’ils en disent : </text:span><text:span text:style-name="T34">Synthèse, conclusions.</text:span></text:p>
          </draw:text-box>
        </draw:frame>
        <draw:frame presentation:style-name="pr5" draw:layer="layout" svg:width="25.2cm" svg:height="12.179cm" svg:x="1.4cm" svg:y="5cm" presentation:class="outline">
          <draw:text-box>
            <text:list text:style-name="L2">
              <text:list-item>
                <text:p>Synthèse : </text:p>
                <text:list>
                  <text:list-item>
                    <text:p>Réponses très variées aux mêmes questions.</text:p>
                  </text:list-item>
                  <text:list-item>
                    <text:p>Urgence à faire, mais faire quoi ???</text:p>
                  </text:list-item>
                  <text:list-item>
                    <text:p>Quatre Producteurs, <text:span text:style-name="T9">c’est insuffisant.</text:span></text:p>
                  </text:list-item>
                </text:list>
              </text:list-item>
              <text:list-item>
                <text:p><text:span text:style-name="T35">Conclusions :</text:span></text:p>
                <text:list>
                  <text:list-item>
                    <text:p><text:span text:style-name="T35">Le travail de questionnaire est nécessaire à plusieurs niveaux.</text:span></text:p>
                  </text:list-item>
                  <text:list-item>
                    <text:p><text:span text:style-name="T35">Nous laisser travailler sur le questionnaire pour sortir du concret et finaliser a phase Terrain.</text:span></text:p>
                  </text:list-item>
                  <text:list-item>
                    <text:p><text:span text:style-name="T35">Un questionnaire papier ne fera pas l’affaire (données chaotiques).</text:span></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8T16:57:08.115024121</meta:creation-date>
    <meta:editing-duration>PT3H32S</meta:editing-duration>
    <meta:editing-cycles>56</meta:editing-cycles>
    <meta:generator>LibreOffice/6.0.7.3$Linux_X86_64 LibreOffice_project/00m0$Build-3</meta:generator>
    <dc:title>Inspiration</dc:title>
    <dc:date>2020-06-09T16:01:23.753257976</dc:date>
    <meta:document-statistic meta:object-count="102"/>
  </office:meta>
</office:document-meta>
</file>